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44b1ba" officeooo:paragraph-rsid="0044b1ba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1c1bf" officeooo:paragraph-rsid="004379f8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f0e9e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91bcc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f0e9e" style:font-name-asian="Arial3" style:font-size-asian="12pt" style:font-style-asian="normal" style:font-weight-asian="normal" style:font-name-complex="Arial3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44b1ba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officeooo:rsid="00129edb"/>
    </style:style>
    <style:style style:name="T8" style:family="text">
      <style:text-properties officeooo:rsid="001adce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1" style:family="text">
      <style:text-properties officeooo:rsid="002f63c7"/>
    </style:style>
    <style:style style:name="T12" style:family="text">
      <style:text-properties fo:language="ro" fo:country="RO" officeooo:rsid="002f63c7" style:font-size-asian="12pt" style:font-size-complex="12pt"/>
    </style:style>
    <style:style style:name="T13" style:family="text">
      <style:text-properties fo:language="ro" fo:country="RO" officeooo:rsid="0039436d" style:font-size-asian="12pt" style:font-size-complex="12pt"/>
    </style:style>
    <style:style style:name="T14" style:family="text">
      <style:text-properties fo:language="ro" fo:country="RO" officeooo:rsid="0040b23c" style:font-size-asian="12pt" style:font-size-complex="12pt"/>
    </style:style>
    <style:style style:name="T15" style:family="text">
      <style:text-properties fo:language="ro" fo:country="RO" officeooo:rsid="0041c1bf" style:font-size-asian="12pt" style:font-size-complex="12pt"/>
    </style:style>
    <style:style style:name="T16" style:family="text">
      <style:text-properties fo:language="ro" fo:country="RO" officeooo:rsid="00459aa7" style:font-size-asian="12pt" style:font-size-complex="12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ize-asian="12pt" style:font-style-asian="normal" style:font-weight-asian="normal" style:font-size-complex="12pt" style:text-emphasize="none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41c1bf" style:font-size-asian="12pt" style:font-style-asian="normal" style:font-weight-asian="normal" style:font-size-complex="12pt" style:text-emphasize="none"/>
    </style:style>
    <style:style style:name="T19" style:family="text">
      <style:text-properties style:font-name="Arial2" fo:language="ro" fo:country="RO"/>
    </style:style>
    <style:style style:name="T20" style:family="text">
      <style:text-properties style:font-name="Arial2" fo:language="ro" fo:country="RO" officeooo:rsid="0039436d"/>
    </style:style>
    <style:style style:name="T21" style:family="text">
      <style:text-properties style:font-name="Arial2" fo:language="ro" fo:country="RO" officeooo:rsid="0040b23c"/>
    </style:style>
    <style:style style:name="T22" style:family="text">
      <style:text-properties style:font-name="Arial2" fo:language="ro" fo:country="RO" officeooo:rsid="0044b1ba"/>
    </style:style>
    <style:style style:name="T23" style:family="text">
      <style:text-properties style:font-name="Arial2" fo:language="ro" fo:country="RO" officeooo:rsid="00459aa7"/>
    </style:style>
    <style:style style:name="T24" style:family="text">
      <style:text-properties officeooo:rsid="0044b1ba"/>
    </style:style>
    <style:style style:name="T25" style:family="text">
      <style:text-properties officeooo:rsid="00459a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4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2"><text:span text:style-name="T13">”</text:span><text:span text:style-name="T15">Last name</text:span><text:span text:style-name="T13">” </text:span><text:span text:style-name="T15">field</text:span><text:span text:style-name="T13"> </text:span><text:span text:style-name="T16">in</text:span><text:span text:style-name="T13"> </text:span><text:span text:style-name="T15">Checkout</text:span><text:span text:style-name="T14"> page</text:span><text:span text:style-name="T12"> –</text:span><text:span text:style-name="T17"> </text:span><text:span text:style-name="T18">user can not insert data in this field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9">Chrome </text:span><text:span text:style-name="T1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1">1</text:span></text:p>
          </table:table-cell>
        </table:table-row>
      </table:table>
      <text:p text:style-name="P1"/>
      <text:p text:style-name="P1"/>
      <text:p text:style-name="P10">Description</text:p>
      <text:p text:style-name="P15"><text:span text:style-name="T24">When insert</text:span><text:span text:style-name="T25">ing</text:span><text:span text:style-name="T24"> data i</text:span>n <text:span text:style-name="T20">”</text:span><text:span text:style-name="T19">Last name</text:span><text:span text:style-name="T20">” </text:span><text:span text:style-name="T19">field</text:span><text:span text:style-name="T20"> </text:span><text:span text:style-name="T23">in</text:span><text:span text:style-name="T20"> </text:span><text:span text:style-name="T19">Checkout</text:span><text:span text:style-name="T21"> page</text:span><text:span text:style-name="T22">, the field remains empty.</text:span></text:p>
      <text:p text:style-name="P19"/>
      <text:p text:style-name="P19"/>
      <text:p text:style-name="P10">Steps to reproduce</text:p>
      <text:p text:style-name="P13">1. access site www.saucedemo.com in Chrome </text:p>
      <text:p text:style-name="P14">2. insert valid data in field “Username” (<text:span text:style-name="T24">error</text:span>_user)</text:p>
      <text:p text:style-name="P14">3. insert valid data in field “Password” (secret_sauce)</text:p>
      <text:p text:style-name="P14">4. press “Login” button</text:p>
      <text:p text:style-name="P14">5. add to cart one item<text:span text:style-name="T24"> (Sauce Labs Backpack)</text:span></text:p>
      <text:p text:style-name="P14">6. click the icon of the cart </text:p>
      <text:p text:style-name="P14">7. click “checkout” button </text:p>
      <text:p text:style-name="P14">8. insert valid data in field “First name”</text:p>
      <text:p text:style-name="P14">9. insert valid data in field “Last name”</text:p>
      <text:p text:style-name="P14">10.insert valid data in field “Zip/Postal code” </text:p>
      <text:p text:style-name="P18"/>
      <text:p text:style-name="P17"/>
      <text:p text:style-name="P10">Expected result</text:p>
      <text:p text:style-name="P12">Fields “First name”, “Last name” and “Zip/Postal code” can be completed with data.</text:p>
      <text:p text:style-name="P12"/>
      <text:p text:style-name="P12"/>
      <text:p text:style-name="P10">Actual result</text:p>
      <text:p text:style-name="P16">Field “Last name” can not be complete with data.</text:p>
      <text:p text:style-name="P16"/>
      <text:p text:style-name="P16"/>
      <text:p text:style-name="P10"><text:soft-page-break/>Notes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9</meta:editing-cycles>
    <meta:creation-date>2024-02-05T18:33:00</meta:creation-date>
    <dc:date>2024-05-04T18:02:34.532000000</dc:date>
    <meta:editing-duration>PT2H36M24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1" meta:word-count="163" meta:character-count="1003" meta:non-whitespace-character-count="871"/>
    <meta:user-defined meta:name="AppVersion">16.0000</meta:user-defined>
    <meta:template xlink:type="simple" xlink:actuate="onRequest" xlink:title="Normal" xlink:href=""/>
  </office:meta>
</office:document-meta>
</file>